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language="de" fo:country="DE" style:text-underline-style="none" officeooo:rsid="00064686" officeooo:paragraph-rsid="0000e0a8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language="de" fo:country="DE" style:text-underline-style="none" officeooo:rsid="000f74aa" officeooo:paragraph-rsid="0000e0a8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language="de" fo:country="DE" style:text-underline-style="none" officeooo:rsid="00145587" officeooo:paragraph-rsid="0000e0a8"/>
    </style:style>
    <style:style style:name="P4" style:family="paragraph" style:parent-style-name="Standard">
      <style:paragraph-properties fo:line-height="150%"/>
      <style:text-properties style:font-name="Arial" officeooo:rsid="0000e0a8" officeooo:paragraph-rsid="0000e0a8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de" fo:country="DE" style:text-underline-style="none" officeooo:rsid="00064686" officeooo:paragraph-rsid="0000e0a8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de" fo:country="DE" style:text-underline-style="none" officeooo:rsid="0000e0a8" officeooo:paragraph-rsid="0000e0a8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language="de" fo:country="DE" style:text-underline-style="none" officeooo:rsid="000f74aa" officeooo:paragraph-rsid="0000e0a8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language="de" fo:country="DE" style:text-underline-style="none" officeooo:rsid="00145587" officeooo:paragraph-rsid="0000e0a8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rduino Starter Kit:</text:p>
      <text:p text:style-name="P4"><text:a xlink:type="simple" xlink:href="https://www.amazon.com/ELEGOO-Complete-Starter-Tutorial-Arduino/dp/B08J3V5WPX" text:style-name="Internet_20_link" text:visited-style-name="Visited_20_Internet_20_Link">https://www.amazon.com/ELEGOO-Complete-Starter-Tutorial-Arduino/dp/B08J3V5WPX</text:a></text:p>
      <text:p text:style-name="P4"/>
      <text:p text:style-name="P4">ESP32:</text:p>
      <text:p text:style-name="P1"><text:a xlink:type="simple" xlink:href="https://www.amazon.de/-/en/AZDelivery-NodeMCU-Development-Successor-Module/dp/B07Z83MF5W/" text:style-name="Internet_20_link" text:visited-style-name="Visited_20_Internet_20_Link"><text:span text:style-name="T1">https://www.amazon.de/-/en/AZDelivery-NodeMCU-Development-Successor-Module/dp/B07Z83MF5W/</text:span></text:a></text:p>
      <text:p text:style-name="P1"/>
      <text:p text:style-name="P6">SD-Card Reader</text:p>
      <text:p text:style-name="P2"><text:a xlink:type="simple" xlink:href="https://create.arduino.cc/projecthub/electropeak/sd-card-module-with-arduino-how-to-read-write-data-37f390" text:style-name="Internet_20_link" text:visited-style-name="Visited_20_Internet_20_Link"><text:span text:style-name="T1">https://create.arduino.cc/projecthub/electropeak/sd-card-module-with-arduino-how-to-read-write-data-37f390</text:span></text:a></text:p>
      <text:p text:style-name="P2"/>
      <text:p text:style-name="P6">Arduino Nano:</text:p>
      <text:p text:style-name="P3"><text:a xlink:type="simple" xlink:href="https://www.amazon.de/-/en/Elegoo-Compatible-Nano-Board-Arduino/dp/B0725CFKWK/" text:style-name="Internet_20_link" text:visited-style-name="Visited_20_Internet_20_Link"><text:span text:style-name="T1">https://www.amazon.de/-/en/Elegoo-Compatible-Nano-Board-Arduino/dp/B0725CFKWK/</text:span></text:a></text:p>
      <text:p text:style-name="P3"/>
      <text:p text:style-name="P6">LCD I²C Backpack:</text:p>
      <text:p text:style-name="P6"><text:a xlink:type="simple" xlink:href="https://www.amazon.com/-/de/dp/B07D3YPK3H/" text:style-name="Internet_20_link" text:visited-style-name="Visited_20_Internet_20_Link">https://www.amazon.com/-/de/dp/B07D3YPK3H/</text:a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4.0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03-15T10:33:15.756000000</dc:date>
    <meta:editing-duration>PT4M32S</meta:editing-duration>
    <meta:editing-cycles>1</meta:editing-cycles>
    <meta:document-statistic meta:table-count="0" meta:image-count="0" meta:object-count="0" meta:page-count="1" meta:paragraph-count="10" meta:word-count="18" meta:character-count="462" meta:non-whitespace-character-count="456"/>
  </office:meta>
</office:document-meta>
</file>